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1648d" officeooo:paragraph-rsid="0011648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ранзистор <text:span text:style-name="T1">IRF-840</text:span></text:p>
      <text:p text:style-name="P1">Катушка индуктивности 330 мкГн</text:p>
      <text:p text:style-name="P1">Конденсатор 4.7 мкФ</text:p>
      <text:p text:style-name="P1">Диод <text:span text:style-name="T1">HER-108</text:span></text:p>
      <text:p text:style-name="P1">Резистор в ШИМ-цепи -- ???</text:p>
      <text:p text:style-name="P1">Нагрузочный резистор -- ??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1T22:41:07.801127900</meta:creation-date>
    <dc:date>2025-09-21T22:55:30.686509500</dc:date>
    <meta:editing-duration>PT4M11S</meta:editing-duration>
    <meta:editing-cycles>1</meta:editing-cycles>
    <meta:document-statistic meta:table-count="0" meta:image-count="0" meta:object-count="0" meta:page-count="1" meta:paragraph-count="6" meta:word-count="20" meta:character-count="132" meta:non-whitespace-character-count="118"/>
    <meta:generator>LibreOffice/25.2.5.2$Windows_X86_64 LibreOffice_project/03d19516eb2e1dd5d4ccd751a0d6f35f35e08022</meta:generator>
  </office:meta>
</office:document-meta>
</file>